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5aded"/>
    </style:style>
    <style:style style:name="P2" style:family="paragraph" style:parent-style-name="Text_20_body" style:master-page-name="">
      <style:paragraph-properties fo:margin-left="14.99mm" fo:margin-right="0mm" fo:text-indent="0mm" style:auto-text-indent="false" style:page-number="auto" fo:background-color="transparent">
        <style:tab-stops/>
        <style:background-image/>
      </style:paragraph-properties>
      <style:text-properties style:font-name="FreeMon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Docker: </text:p>
      <text:p text:style-name="Text_20_body">https://github.com/frodenas/docker-couchdb</text:p>
      <text:p text:style-name="Text_20_body">https://hub-beta.docker.com/r/frodenas/couchdb/</text:p>
      <text:p text:style-name="Text_20_body"/>
      <text:p text:style-name="Text_20_body">http://docs.docker.com/</text:p>
      <text:p text:style-name="P1">https://github.com/frodenas/docker-ubuntu</text:p>
      <text:p text:style-name="P2">sudo docker run -d --name couchdb -p 6984:5984 <text:span text:style-name="T1">frodenas/couchdb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0mm" style:contextual-spacing="false" fo:line-height="120%" style:page-number="auto" fo:background-color="transparent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9:34:13.167766508</meta:creation-date>
    <dc:date>2015-08-13T13:24:24.736842115</dc:date>
    <meta:editing-duration>PT38M28S</meta:editing-duration>
    <meta:editing-cycles>12</meta:editing-cycles>
    <meta:generator>LibreOffice/4.2.8.2$Linux_X86_64 LibreOffice_project/420m0$Build-2</meta:generator>
    <meta:keyword>docker things ubuntu</meta:keyword>
    <dc:subject>Installation of things system in a Docker container.</dc:subject>
    <dc:title>Docker Installation Instructions</dc:title>
    <dc:creator>Derrick Oswald</dc:creator>
    <meta:document-statistic meta:table-count="0" meta:image-count="0" meta:object-count="0" meta:page-count="1" meta:paragraph-count="6" meta:word-count="15" meta:character-count="224" meta:non-whitespace-character-count="215"/>
  </office:meta>
</office:document-meta>
</file>